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E0000005E88D61E5A1AAE6525D.jpg" manifest:media-type="image/jpeg"/>
  <manifest:file-entry manifest:full-path="Pictures/10000000000007E0000005E85E56802C2A837DD5.jpg" manifest:media-type="image/jpeg"/>
  <manifest:file-entry manifest:full-path="Pictures/10000000000007E0000005E81A6502716655EE5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4.7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66cm" fo:min-width="4.23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16cm" fo:min-width="4.13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86cm" fo:min-width="4.73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3.23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5cm" fo:min-width="3.93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96cm" fo:min-width="3.63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66cm" fo:min-width="0.33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86cm" svg:height="16.4cm" svg:x="1.747cm" svg:y="0.728cm">
          <draw:image xlink:href="Pictures/10000000000007E0000005E81A6502716655EE58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5.28cm" svg:height="1.36cm" svg:x="2.016cm" svg:y="1.08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334cm" svg:height="0.962cm" svg:x="2.116cm" svg:y="1.289cm">
            <draw:text-box>
              <text:p>Helmholtz-Spule</text:p>
            </draw:text-box>
          </draw:frame>
        </draw:g>
        <draw:g>
          <draw:custom-shape draw:style-name="gr4" draw:text-style-name="P2" draw:layer="layout" svg:width="4.78cm" svg:height="1.96cm" svg:x="6.704cm" svg:y="4.48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4.796cm" svg:height="1.673cm" svg:x="6.804cm" svg:y="4.689cm">
            <draw:text-box>
              <text:p>Messbrett <text:s text:c="3"/>mit Bohrungen</text:p>
            </draw:text-box>
          </draw:frame>
          <draw:g>
            <svg:title>TexMaths</svg:title>
            <svg:desc>18§latex§$M$§svg§600§TRUE§</svg:desc>
            <draw:g>
              <draw:path draw:style-name="gr6" draw:text-style-name="P4" draw:layer="layout" svg:width="0.629cm" svg:height="0.427cm" svg:x="10.001cm" svg:y="4.982cm" svg:viewBox="0 0 630 428" svg:d="M556 48c6-23 6-28 54-28 15 0 20 0 20-13 0-7-7-7-16-7-28 0-56 0-84 0-17 0-17 0-24 13-76 118-153 237-230 356-16-118-33-236-50-355-2-14-2-14-20-14-28 0-57 0-86 0-10 0-18 0-18 13 0 7 6 7 18 7 9 0 20 0 27 1 11 0 15 2 15 9 0 4-2 6-4 13-26 106-53 212-79 319-7 25-18 45-68 46-4 0-11 2-11 13 0 5 4 7 9 7 20 0 41-2 63-2 21 0 43 2 64 2 4 0 11 0 11-13 0-7-7-7-11-7-35 0-43-12-43-27 0-5 0-7 2-14 29-114 58-228 86-342 19 130 37 259 56 389 0 7 2 14 9 14s11-7 14-11c85-132 169-265 253-397-30 120-59 240-89 360-6 23-8 28-58 28-9 0-16 0-16 13 0 7 7 7 9 7 18 0 61-2 77-2 27 0 54 2 79 2 4 0 13 0 13-13 0-7-6-7-18-7-24 0-41 0-41-10 0-4 0-4 3-17 28-111 56-222 84-333z">
                <text:p/>
              </draw:path>
            </draw:g>
          </draw:g>
        </draw:g>
        <draw:g>
          <draw:custom-shape draw:style-name="gr7" draw:text-style-name="P2" draw:layer="layout" svg:width="4.68cm" svg:height="1.46cm" svg:x="13.192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708cm" svg:height="0.962cm" svg:x="13.292cm" svg:y="10.889cm">
            <draw:text-box>
              <text:p><text:s text:c="6"/>-Maßstab</text:p>
            </draw:text-box>
          </draw:frame>
          <draw:g>
            <svg:title>TexMaths</svg:title>
            <svg:desc>18§latex§$\mathrm{mm}$§svg§600§TRUE§</svg:desc>
            <draw:g>
              <draw:path draw:style-name="gr6" draw:text-style-name="P4" draw:layer="layout" svg:width="0.491cm" svg:height="0.274cm" svg:x="13.542cm" svg:y="11.294cm" svg:viewBox="0 0 492 275" svg:d="M50 61c0 56 0 112 0 168 0 26-7 26-50 26 0 7 0 13 0 20 23 0 54-2 72-2 16 0 48 2 70 2 0-7 0-13 0-20-41 0-49 0-49-26 0-39 0-78 0-116 0-65 45-99 85-99 39 0 47 32 47 68 0 49 0 98 0 147 0 26-8 26-49 26 0 7 0 13 0 20 22 0 54-2 72-2 16 0 49 2 70 2 0-7 0-13 0-20-43 0-50 0-50-26 0-39 0-78 0-116 0-65 45-99 86-99 40 0 47 32 47 68 0 49 0 98 0 147 0 26-7 26-51 26 0 7 0 13 0 20 24 0 56-2 72-2 17 0 49 2 70 2 0-7 0-13 0-20-32 0-48 0-48-17 0-40 0-80 0-120 0-54 0-73-20-95-9-10-29-23-66-23-52 0-81 38-92 61-9-54-56-61-83-61-46 0-75 27-93 66 0-22 0-44 0-66-30 2-60 5-90 7 0 7 0 13 0 20 45 0 50 3 50 34z">
                <text:p/>
              </draw:path>
              <draw:path draw:style-name="gr6" draw:text-style-name="P4" draw:layer="layout" svg:width="0.491cm" svg:height="0.274cm" svg:x="14.069cm" svg:y="11.294cm" svg:viewBox="0 0 492 275" svg:d="M49 61c0 56 0 112 0 168 0 26-8 26-49 26 0 7 0 13 0 20 22 0 54-2 70-2 18 0 50 2 72 2 0-7 0-13 0-20-43 0-50 0-50-26 0-39 0-78 0-116 0-65 45-99 86-99 39 0 47 32 47 68 0 49 0 98 0 147 0 26-8 26-51 26 0 7 0 13 0 20 24 0 56-2 72-2s49 2 70 2c0-7 0-13 0-20-41 0-48 0-48-26 0-39 0-78 0-116 0-65 45-99 84-99 42 0 47 32 47 68 0 49 0 98 0 147 0 26-5 26-49 26 0 7 0 13 0 20 22 0 54-2 72-2 17 0 49 2 70 2 0-7 0-13 0-20-32 0-48 0-48-17 0-40 0-80 0-120 0-54 0-73-20-95-9-10-30-23-66-23-54 0-81 38-92 61-9-54-56-61-84-61-45 0-76 27-94 66 0-22 0-44 0-66-29 2-59 5-88 7 0 7 0 13 0 20 43 0 49 3 49 34z">
                <text:p/>
              </draw:path>
            </draw:g>
          </draw:g>
        </draw:g>
        <draw:g>
          <draw:custom-shape draw:style-name="gr8" draw:text-style-name="P2" draw:layer="layout" svg:width="5.28cm" svg:height="2.16cm" svg:x="20.604cm" svg:y="3.88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5.03cm" svg:height="1.673cm" svg:x="20.704cm" svg:y="4.089cm">
            <draw:text-box>
              <text:p>Netzgerät für Fadenstrahlrohr</text:p>
            </draw:text-box>
          </draw:frame>
        </draw:g>
        <draw:frame draw:style-name="gr1" draw:text-style-name="P1" draw:layer="layout" svg:width="13.46cm" svg:height="10.1cm" svg:x="22.09cm" svg:y="9.2cm">
          <draw:image xlink:href="Pictures/10000000000007E0000005E85E56802C2A837DD5.jpg" xlink:type="simple" xlink:show="embed" xlink:actuate="onLoad" draw:mime-type="image/jpeg">
            <text:p/>
          </draw:image>
        </draw:frame>
        <draw:g>
          <draw:custom-shape draw:style-name="gr9" draw:text-style-name="P2" draw:layer="layout" svg:width="3.78cm" svg:height="1.36cm" svg:x="22.404cm" svg:y="9.38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cm" svg:height="0.962cm" svg:x="22.504cm" svg:y="9.589cm">
            <draw:text-box>
              <text:p>Hall-Sonde</text:p>
            </draw:text-box>
          </draw:frame>
        </draw:g>
        <draw:frame draw:style-name="gr1" draw:text-style-name="P1" draw:layer="layout" svg:width="13.32cm" svg:height="10cm" svg:x="1.05cm" svg:y="15.2cm">
          <draw:image xlink:href="Pictures/10000000000007E0000005E88D61E5A1AAE6525D.jpg" xlink:type="simple" xlink:show="embed" xlink:actuate="onLoad" draw:mime-type="image/jpeg">
            <text:p/>
          </draw:image>
        </draw:frame>
        <draw:g>
          <draw:custom-shape draw:style-name="gr9" draw:text-style-name="P2" draw:layer="layout" svg:width="3.78cm" svg:height="1.36cm" svg:x="30.804cm" svg:y="17.18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cm" svg:height="0.962cm" svg:x="30.904cm" svg:y="17.389cm">
            <draw:text-box>
              <text:p>Multimeter</text:p>
            </draw:text-box>
          </draw:frame>
        </draw:g>
        <draw:g>
          <draw:custom-shape draw:style-name="gr10" draw:text-style-name="P2" draw:layer="layout" svg:width="4.48cm" svg:height="1.35cm" svg:x="1.204cm" svg:y="15.48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446cm" svg:height="0.962cm" svg:x="1.304cm" svg:y="15.689cm">
            <draw:text-box>
              <text:p>Zylinderspule</text:p>
            </draw:text-box>
          </draw:frame>
        </draw:g>
        <draw:g>
          <draw:custom-shape draw:style-name="gr11" draw:text-style-name="P2" draw:layer="layout" svg:width="4.18cm" svg:height="1.26cm" svg:x="2.39cm" svg:y="12.5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1cm" svg:height="0.962cm" svg:x="2.492cm" svg:y="12.689cm">
            <draw:text-box>
              <text:p>Bodenplatte</text:p>
            </draw:text-box>
          </draw:frame>
        </draw:g>
        <draw:g>
          <draw:custom-shape draw:style-name="gr12" draw:text-style-name="P2" draw:layer="layout" svg:width="0.88cm" svg:height="0.96cm" svg:x="5.938cm" svg:y="8.11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2§latex§$H_{3}$§svg§600§TRUE§</svg:desc>
            <draw:g>
              <draw:path draw:style-name="gr6" draw:text-style-name="P4" draw:layer="layout" svg:width="0.352cm" svg:height="0.285cm" svg:x="6.164cm" svg:y="8.431cm" svg:viewBox="0 0 353 286" svg:d="M304 32c4-15 5-19 35-19 11 0 14 0 14-8 0-5-4-5-6-5-12 0-41 1-53 1s-42-1-54-1c-4 0-9 0-9 8 0 5 5 5 12 5 1 0 10 0 17 1 7 0 11 2 11 6 0 3 0 3-1 9-9 34-17 67-26 101-42 0-85 0-128 0 8-32 16-65 24-98 4-15 5-19 36-19 11 0 15 0 15-8 0-5-5-5-6-5-12 0-42 1-54 1s-42-1-54-1c-4 0-9 0-9 8 0 5 4 5 12 5 5 1 9 0 16 1 7 0 12 2 12 6 0 3-1 4-3 9-18 75-37 149-56 224-3 17-5 21-38 21-7 0-11 0-11 8 0 4 5 4 6 4 11 0 41-2 53-2 9 0 18 2 27 2s18 0 27 0c3 0 8 0 8-9 0-3-4-3-11-3-15 0-27 0-27-9 0-2 1-4 1-7 9-38 19-76 29-115 42 0 85 0 128 0-18 70-28 110-29 116-5 14-13 15-38 15-7 0-11 0-11 8 0 4 5 4 6 4 12 0 42-2 54-2 8 0 18 2 26 2 10 0 19 0 28 0 3 0 8 0 8-9 0-3-3-3-12-3-15 0-27 0-27-9 0-2 1-4 1-7 19-75 38-150 57-226z">
                <text:p/>
              </draw:path>
              <draw:path draw:style-name="gr6" draw:text-style-name="P4" draw:layer="layout" svg:width="0.134cm" svg:height="0.2cm" svg:x="6.513cm" svg:y="8.585cm" svg:viewBox="0 0 135 201" svg:d="M65 97c22 0 39 15 39 48 0 35-21 46-38 46-12 0-38-3-50-20 14-1 16-11 16-17 0-9-7-15-15-15-9 0-17 4-17 16 0 28 31 46 66 46 41 0 69-28 69-56 0-24-19-47-51-53 31-12 42-33 42-51 0-23-26-41-59-41s-57 16-57 39c0 10 6 16 14 16 10 0 16-7 16-16 0-8-6-14-16-14 11-13 31-17 42-17 13 0 32 8 32 33 0 12-5 26-12 34-9 12-18 12-33 13-7 0-7 0-9 0-1 0-3 2-3 5 0 4 2 4 8 4 5 0 11 0 16 0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6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2T09:29:20.057571496</dc:date>
    <meta:editing-duration>PT1H35M12S</meta:editing-duration>
    <meta:editing-cycles>18</meta:editing-cycles>
    <meta:generator>LibreOffice/7.3.7.2$Linux_X86_64 LibreOffice_project/30$Build-2</meta:generator>
    <meta:document-statistic meta:object-count="40"/>
  </office:meta>
</office:document-meta>
</file>